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top" draw:auto-grow-height="false" fo:min-height="12.398cm" fo:min-width="11.132cm" fo:padding-top="0.151cm" fo:padding-bottom="0.151cm" fo:padding-left="0.276cm" fo:padding-right="0.276cm" draw:shadow="visible" draw:shadow-offset-x="0.152cm" draw:shadow-offset-y="0.152cm" draw:shadow-color="#cccccc"/>
    </style:style>
    <style:style style:name="gr2" style:family="graphic" style:parent-style-name="standard">
      <style:graphic-properties svg:stroke-color="#000000" draw:fill-color="#ffffff" draw:textarea-horizontal-align="center" draw:textarea-vertical-align="middle" draw:auto-grow-height="false" fo:min-height="0.522cm" fo:min-width="4.072cm"/>
    </style:style>
    <style:style style:name="gr3" style:family="graphic" style:parent-style-name="standard">
      <style:graphic-properties draw:stroke="dash" draw:stroke-dash="Dashed_20__28_var_29_" svg:stroke-color="#000000" draw:fill-color="#e6e6e6" draw:textarea-horizontal-align="center" draw:textarea-vertical-align="top" draw:auto-grow-height="false" fo:min-height="3.56cm" fo:min-width="4.58cm"/>
    </style:style>
    <style:style style:name="gr4" style:family="graphic" style:parent-style-name="standard">
      <style:graphic-properties draw:stroke="dash" draw:stroke-dash="Dashed_20__28_var_29_" svg:stroke-color="#000000" draw:fill-color="#e6e6e6" draw:textarea-horizontal-align="center" draw:textarea-vertical-align="top" draw:auto-grow-height="false" fo:min-height="4.576cm" fo:min-width="4.58cm"/>
    </style:style>
    <style:style style:name="gr5" style:family="graphic" style:parent-style-name="standard">
      <style:graphic-properties draw:stroke="dash" draw:stroke-dash="Dashed_20__28_var_29_" svg:stroke-color="#000000" draw:fill-color="#e6e6e6" draw:textarea-horizontal-align="center" draw:textarea-vertical-align="top" draw:auto-grow-height="false" fo:min-height="2.544cm" fo:min-width="4.5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style:font-name="CMU Serif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e6e6e6"/>
      <style:paragraph-properties fo:text-align="center"/>
      <style:text-properties style:font-name="CMU Serif" fo:font-weight="bold" style:font-weight-asian="bold" style:font-weight-complex="bold"/>
    </style:style>
    <style:style style:name="T1" style:family="text">
      <style:text-properties style:font-name="CMU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684cm" svg:height="12.7cm" svg:x="0.254cm" svg:y="0.254cm">
          <text:p text:style-name="P1"><text:span text:style-name="T1">Active Instructio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" draw:layer="layout" svg:width="4.572cm" svg:height="0.772cm" svg:x="3.81cm" svg:y="1.123cm">
          <text:p text:style-name="P1"><text:span text:style-name="T2">Addres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" draw:layer="layout" svg:width="4.572cm" svg:height="0.772cm" svg:x="3.81cm" svg:y="2.149cm">
          <text:p text:style-name="P1"><text:span text:style-name="T2">Instructio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" draw:layer="layout" svg:width="4.572cm" svg:height="0.772cm" svg:x="3.81cm" svg:y="3.165cm">
          <text:p text:style-name="P1"><text:span text:style-name="T2">Status</text:span></text:p>
          <draw:enhanced-geometry svg:viewBox="0 0 21600 21600" draw:mirror-horizontal="true" draw:type="rectangle" draw:enhanced-path="M 0 0 L 21600 0 21600 21600 0 21600 0 0 Z N"/>
        </draw:custom-shape>
        <draw:g>
          <draw:custom-shape draw:style-name="gr3" draw:text-style-name="P5" draw:layer="layout" svg:width="5.08cm" svg:height="3.81cm" svg:x="0.762cm" svg:y="4.318cm">
            <text:p text:style-name="P4"><text:span text:style-name="T1">Guard Cond. Code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4.572cm" svg:height="0.772cm" svg:x="1.016cm" svg:y="7.112cm">
            <text:p text:style-name="P1"><text:span text:style-name="T2">Guarded Cond. Failed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4.572cm" svg:height="0.772cm" svg:x="1.016cm" svg:y="5.08cm">
            <text:p text:style-name="P1"><text:span text:style-name="T2">Valid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4.572cm" svg:height="0.772cm" svg:x="1.016cm" svg:y="6.096cm">
            <text:p text:style-name="P1"><text:span text:style-name="T2">Data</text:span></text:p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4" draw:text-style-name="P5" draw:layer="layout" svg:width="5.08cm" svg:height="4.826cm" svg:x="6.35cm" svg:y="4.318cm">
            <text:p text:style-name="P4"><text:span text:style-name="T1">Scratchpad Read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4.572cm" svg:height="0.772cm" svg:x="6.604cm" svg:y="7.112cm">
            <text:p text:style-name="P1"><text:span text:style-name="T2">Data_1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4.572cm" svg:height="0.772cm" svg:x="6.604cm" svg:y="5.08cm">
            <text:p text:style-name="P1"><text:span text:style-name="T2">Valid_1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4.572cm" svg:height="0.772cm" svg:x="6.604cm" svg:y="6.096cm">
            <text:p text:style-name="P1"><text:span text:style-name="T2">Valid_2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4.572cm" svg:height="0.772cm" svg:x="6.604cm" svg:y="8.128cm">
            <text:p text:style-name="P1"><text:span text:style-name="T2">Data_2</text:span></text:p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5" draw:text-style-name="P5" draw:layer="layout" svg:width="5.08cm" svg:height="2.794cm" svg:x="6.35cm" svg:y="9.652cm">
            <text:p text:style-name="P4"><text:span text:style-name="T1">Scratchpad Write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4.572cm" svg:height="0.772cm" svg:x="6.604cm" svg:y="10.414cm">
            <text:p text:style-name="P1"><text:span text:style-name="T2">Valid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4.572cm" svg:height="0.772cm" svg:x="6.604cm" svg:y="11.43cm">
            <text:p text:style-name="P1"><text:span text:style-name="T2">Data</text:span></text:p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5" draw:text-style-name="P5" draw:layer="layout" svg:width="5.08cm" svg:height="2.794cm" svg:x="0.762cm" svg:y="9.652cm">
            <text:p text:style-name="P4"><text:span text:style-name="T1">CCR Write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4.572cm" svg:height="0.772cm" svg:x="1.016cm" svg:y="10.414cm">
            <text:p text:style-name="P1"><text:span text:style-name="T2">Valid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4.572cm" svg:height="0.772cm" svg:x="1.016cm" svg:y="11.43cm">
            <text:p text:style-name="P1"><text:span text:style-name="T2">Data</text:span></text:p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446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7T10:02:54.229781307</meta:creation-date>
    <dc:date>2017-06-27T14:44:58.681744354</dc:date>
    <meta:editing-duration>PT4H10M55S</meta:editing-duration>
    <meta:editing-cycles>2</meta:editing-cycles>
    <meta:generator>LibreOffice/5.0.6.2$Linux_X86_64 LibreOffice_project/00$Build-2</meta:generator>
    <meta:document-statistic meta:object-count="23"/>
  </office:meta>
</office:document-meta>
</file>